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spekt do projektu „APEX Store Premium”.</text:p>
      <text:p text:style-name="Standard"/>
      <text:p text:style-name="Standard">Określenie profilu firmy.</text:p>
      <text:p text:style-name="Standard"/>
      <text:p text:style-name="Standard"><text:tab/></text:p>
      <text:p text:style-name="Standard"/>
      <text:p text:style-name="Standard">Oferta dzierżawy chmury obliczeniowej Oracle Cloud.</text:p>
      <text:p text:style-name="Standard"/>
      <text:p text:style-name="Standard"><text:tab/>Bez cienia wątpliwości większość dyrektorów do spraw IT na całym Świecie wie, że rozwiązania chmurowe drastycznie redukują koszty utrzymania infrastruktury informatycznej firmy. Z dwóch powodów. Pierwszym powodem, są niższe koszty zasobów sprzętowych. Dzierżawienie serwera, w tym dodatkowych komponentów, takich, jak dyski twarde, procesory i licencja na oprogramowanie, jest tańsze, niż kupowanie tych komponentów na własność. A drugi powód jest taki, iż zarządzanie serwerem w chmurze, jest bardzo łatwe. I może to robić osoba, która nie jest specjalistą w tej dziedzinie. Przede wszystkim nie musimy już zatrudniać wysoko-opłacanego administratora serwera, ani administratora baz danych. Przeciętny administrator serwerowy zarabia około 5 000 euro miesięcznie, tyle samo też zarabia administrator baz danych. Korzystając z usługi chmury obliczeniowej, praktycznie wszystkie kwestie, jak zarządzanie wirtualną siecią komputerową, domenami internetowymi, instancjami wirtualnych maszyn, instancjami baz danych – możemy sobie wyklikać, na interfejsie użytkownika. I może to zrobić sam prezes (menedżer) waszej firmy. Wszelkie komponenty chmurowe, które potrzebuje i z których korzysta Państwa firma są zamawiane, i instalowane w chmurze, po kliknięciu w odpowiednie pozycje w menu, w panelu menedżera konta chmurowego.</text:p>
      <text:p text:style-name="Standard"><text:tab/>Idąc dalej tym tropem. Wiemy, że na światowym rynku chmur obliczeniowych, wypada usługa Oracle Cloud, detronizując swoją konkurencję – Microsoft Azure, Amazon Web Service, czy Google Cloud. Choćby z powodu najniższych cen za dzierżawę zasobów sprzętowych. A także za dostęp, do najbardziej popularnej na Świecie platformy nisko-kodowej Oracle Application Express, opartej na pracy autonomicznej instancji bazy danych Oracle w wersji 21C.</text:p>
      <text:p text:style-name="Standard"><text:tab/>Nasza firma oferuję Państwu kompleksowy plan migracji waszego biznesu do chmury Oracle Cloud. Według oficjalnego cennika miesięczny koszt licencji na instancję autonomicznej bazy danych Oracle w wersji 21C wynosi dokładnie 150 euro – przy wykorzystaniu przestrzeni dyskowej o wielkości 20 gigabajtów. Natomiast za każdy dodatkowy jeden gigabajt pamięci dyskowy – płacimy 10 eurocentów. Bez wątpienia jest to bardzo atrakcyjna cena. Nasz przedstawiciel handlowy, przeszkoli Państwa jak utworzyć konto menedżera w Oracle Cloud Infrastructure (OCI). Mamy na swoim kanale YouTube kompleksowe filmy instruktażowe – jak wykonywać pierwsze kroki w obsłudze OCI. Dlatego już teraz zwolnij z pracy swojego administratora serwerowego i przejdź do OCI.</text:p>
      <text:p text:style-name="Standard"/>
      <text:p text:style-name="Standard">Oferta programowania w platformie Oracle Application Express.</text:p>
      <text:p text:style-name="Standard"/>
      <text:list xml:id="list8495728232215071870" text:style-name="L1">
        <text:list-item>
          <text:p text:style-name="P2">Sprzedaż gotowych aplikacji APEX,</text:p>
        </text:list-item>
        <text:list-item>
          <text:p text:style-name="P2">Sprzedaż filmów i tutoriali edukacyjnych,</text:p>
        </text:list-item>
        <text:list-item>
          <text:p text:style-name="P2">Sprzedaż gotowych testów kompetencji dla procesów rekrutacyjnych,</text:p>
        </text:list-item>
        <text:list-item>
          <text:p text:style-name="P2">Pośrednictwo pracy.</text:p>
        </text:list-item>
      </text:list>
      <text:p text:style-name="Standard"/>
      <text:p text:style-name="Standard"><text:tab/>W obecnych czasach, wielkim fenomenem na rynku produkcji oprogramowania na całym Świecie, są oczywiście platformy nisko-kodowe (low-code) i niekodowe (no-code). To właśnie te platformy w sposób bardzo drastyczny redukują koszty zatrudniania programistów dla dowolnej organizacji rządowej czy prywatnej firmy. Po prostu menedżer firmy, zamiast płacić za wiele godzin pracy programisty, może sobie wiele rozwiązań, które są mu potrzebne w używanej aplikacji, wyklikać na interfejsie. To co da się wyklikać w platformie nisko-kodowej, tworzy konkretny wygląd Państwa strony internetowej lub aplikacji, zgodnie z zamysłem menedżera. <text:soft-page-break/>Natomiast, te kwestie które nie można wyklikać, programista konkretnej technologii zaprogramuje władnym kodem. Jednak ostatecznie rzecz biorąc, ilość godzin jaki musi przepracować programista, jest na ogół o 80 procent mniejszy, niż w organizacji, która nie korzysta z platform nisko-kodowych.</text:p>
      <text:p text:style-name="Standard"><text:tab/> </text:p>
      <text:p text:style-name="Standard"/>
      <text:p text:style-name="Standard">Program partnerski – system zarabiania dla naszych użytkowników.</text:p>
      <text:p text:style-name="Standard"/>
      <text:p text:style-name="Standard">Oferty pracy.</text:p>
      <text:p text:style-name="Standard"/>
      <text:p text:style-name="Standard">Kontakt z nam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m Demnicki</meta:initial-creator>
    <meta:creation-date>2024-10-17T13:30:03.47</meta:creation-date>
    <meta:generator>OpenOffice/4.1.14$Win32 OpenOffice.org_project/4114m1$Build-9811</meta:generator>
    <dc:date>2024-10-17T17:53:44.94</dc:date>
    <dc:creator>Adam Demnicki</dc:creator>
    <meta:editing-duration>PT1H35M40S</meta:editing-duration>
    <meta:editing-cycles>7</meta:editing-cycles>
    <meta:document-statistic meta:table-count="0" meta:image-count="0" meta:object-count="0" meta:page-count="2" meta:paragraph-count="17" meta:word-count="519" meta:character-count="3859"/>
  </office:meta>
</office:document-meta>
</file>